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876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c5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53e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2b91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21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38a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4d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1f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528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0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5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f34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fec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98f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f22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e6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55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55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b2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d3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024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48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fc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42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fc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c0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cf3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8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4e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0d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9ee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044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19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cc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04c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20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9e2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aa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c7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e5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c02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2b4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b7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0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a5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34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6d2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48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f8f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376c64b1"/>
    </style:style>
    <style:style style:name="T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" style:family="text">
      <style:text-properties officeooo:rsid="3fa4dedd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44bb7b1e" style:font-name-asian="標楷體1"/>
    </style:style>
    <style:style style:name="T8" style:family="text">
      <style:text-properties style:font-name="標楷體1" officeooo:rsid="4501fc80" style:font-name-asian="標楷體1"/>
    </style:style>
    <style:style style:name="T9" style:family="text">
      <style:text-properties officeooo:rsid="44be6840"/>
    </style:style>
    <style:style style:name="T10" style:family="text">
      <style:text-properties officeooo:rsid="44efebb5"/>
    </style:style>
    <style:style style:name="T11" style:family="text">
      <style:text-properties officeooo:rsid="45b39560"/>
    </style:style>
    <style:style style:name="T12" style:family="text">
      <style:text-properties officeooo:rsid="45b39560" style:font-name-asian="Arial1"/>
    </style:style>
    <style:style style:name="T13" style:family="text">
      <style:text-properties officeooo:rsid="45f7795c"/>
    </style:style>
    <style:style style:name="T14" style:family="text">
      <style:text-properties officeooo:rsid="45fb14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0924010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6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6">明顯例子，假定，某一特定個體 生存、生活 在 窮困地區、戰亂時代。</text:p>
                  <text:list>
                    <text:list-item>
                      <text:p text:style-name="P6">假定，該個體的 肉體、意識 極端痛苦。</text:p>
                    </text:list-item>
                    <text:list-item>
                      <text:p text:style-name="P6">該個體 有機率 反出生。</text:p>
                      <text:list>
                        <text:list-item>
                          <text:p text:style-name="P7">原因很明顯，該個體 有機率不希望，<text:span text:style-name="T7">(</text:span><text:span text:style-name="T6">有機率出現的</text:span><text:span text:style-name="T7">)</text:span><text:span text:style-name="T6">子代 跟著</text:span><text:span text:style-name="T7">(</text:span><text:span text:style-name="T6">該個體</text:span><text:span text:style-name="T7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假定，某一特定個體 生存、生活 在 富足地區、和平時代。</text:p>
                  <text:list>
                    <text:list-item>
                      <text:p text:style-name="P7">假定，該個體的 肉體、意識 幸福、美滿。</text:p>
                    </text:list-item>
                    <text:list-item>
                      <text:p text:style-name="P8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9">原因很明顯，該個體 有機率 希望，<text:span text:style-name="T7">(</text:span><text:span text:style-name="T6">有機率出現的</text:span><text:span text:style-name="T7">)</text:span>子代 跟著<text:span text:style-name="T7">(</text:span><text:span text:style-name="T6">該個體</text:span><text:span text:style-name="T7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反出生 不是讓 物種滅絕。</text:p>
              <text:list>
                <text:list-item>
                  <text:p text:style-name="P10">反出生 是，物種、外在環境 交互作用，的 現象。</text:p>
                  <text:list>
                    <text:list-item>
                      <text:p text:style-name="P11">反出生 是，個體、外在環境 交互作用、自動調節、自然調節，的 現象。</text:p>
                    </text:list-item>
                    <text:list-item>
                      <text:p text:style-name="P11">反出生 是，個體群、外在環境 交互作用、自動調節、自然調節，的 現象。</text:p>
                    </text:list-item>
                    <text:list-item>
                      <text:p text:style-name="P11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2">（群體、物種、個體 和 外在環境 交互作用，）自動調節、自然調節 個體數量，的 現象。</text:p>
                  <text:list>
                    <text:list-item>
                      <text:p text:style-name="P13">（群體、外在環境 交互作用，）群體 正出生、反出生 自動調節 個體數量，的 現象。</text:p>
                    </text:list-item>
                    <text:list-item>
                      <text:p text:style-name="P13">（物種、外在環境 交互作用，）物種 正出生、反出生 自動調節 個體數量，的 現象。</text:p>
                    </text:list-item>
                    <text:list-item>
                      <text:p text:style-name="P13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14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2">存</text:span> 的<text:span text:style-name="T1"> 自然</text:span>現象。</text:p>
                    </text:list-item>
                  </text:list>
                </text:list-item>
                <text:list-item>
                  <text:p text:style-name="P15">正出生、反出生 代表，物種、外在環境 共生、交互作用。</text:p>
                  <text:list>
                    <text:list-item>
                      <text:p text:style-name="P70">明顯例子，<text:span text:style-name="T4">外在環境、</text:span>正出生率、反出生率。</text:p>
                      <text:list>
                        <text:list-item>
                          <text:p text:style-name="P71">明顯例子，食物越少、資源越苛刻、空間越狹窄，正出生率越低、反出生率越高。</text:p>
                        </text:list-item>
                        <text:list-item>
                          <text:p text:style-name="P72">明顯例子，食物越多、資源越豐富、空間越廣闊，正出生率越高、反出生率越低。</text:p>
                          <text:list>
                            <text:list-item>
                              <text:p text:style-name="P16">正出生<text:span text:style-name="T9">率</text:span>、反出生<text:span text:style-name="T9">率 是 </text:span>群體、物種、個體 的 正出生<text:span text:style-name="T9">率</text:span>、反出生<text:span text:style-name="T9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明顯例子，個體、正出生率、反出生率。</text:p>
                      <text:list>
                        <text:list-item>
                          <text:p text:style-name="P17">明顯例子，個<text:span text:style-name="T6">體(感受到自己)</text:span>的 肉體、意識 越痛苦<text:span text:style-name="T9">，正出生率越低、反出生率越高</text:span>。</text:p>
                        </text:list-item>
                        <text:list-item>
                          <text:p text:style-name="P18">明顯例子，個體<text:span text:style-name="T6">(感受到自己)</text:span>的 肉體、意識 越幸福<text:span text:style-name="T9">，正出生率越高、反出生率越低</text:span>。</text:p>
                          <text:list>
                            <text:list-item>
                              <text:p text:style-name="P19">明顯例子，使用（馬斯洛 認定的）需求理論、（麥德米德 認定的）需求金字塔。</text:p>
                            </text:list-item>
                          </text:list>
                        </text:list-item>
                        <text:list-item>
                          <text:p text:style-name="P17">個體的 正出生率 有機率是 常態分佈。</text:p>
                          <text:list>
                            <text:list-item>
                              <text:p text:style-name="P20">些微幸福的 個體的 正出生（子代的 數量）最多。</text:p>
                              <text:list>
                                <text:list-item>
                                  <text:p text:style-name="P20">假定，座標系的 水平軸，從左到右 是 痛苦到幸福。</text:p>
                                  <text:list>
                                    <text:list-item>
                                      <text:p text:style-name="P20">些微幸福 在（常態分佈）中間偏右的 位置。</text:p>
                                    </text:list-item>
                                    <text:list-item>
                                      <text:p text:style-name="P21">些微幸福 在 平均值的 右邊。</text:p>
                                      <text:list>
                                        <text:list-item>
                                          <text:p text:style-name="P22">些微幸福 在（常態分佈 投影到 水平軸的）平均值的 右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距離 些微幸福 越遠的 個體，正出生 越少。</text:p>
                              <text:list>
                                <text:list-item>
                                  <text:p text:style-name="P24">距離 些微幸福 越遠的 個體，正出生率 越低。</text:p>
                                </text:list-item>
                                <text:list-item>
                                  <text:p text:style-name="P17">明顯例子，越痛苦的 個體 正出生 越少。</text:p>
                                  <text:list>
                                    <text:list-item>
                                      <text:p text:style-name="P25">越痛苦的 個體 正出生率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26">明顯例子，越幸福的 個體 正出生 越少。</text:p>
                                  <text:list>
                                    <text:list-item>
                                      <text:p text:style-name="P25">越幸福的 個體 正出生率 越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隨著 文明發展，些微幸福 有機率出現 右移現象。</text:p>
                              <text:list>
                                <text:list-item>
                                  <text:p text:style-name="P25">明顯例子，隨著 文明發展，人類群體的 平均智商<text:span text:style-name="T5"> </text:span>有 右移現象。</text:p>
                                </text:list-item>
                              </text:list>
                            </text:list-item>
                            <text:list-item>
                              <text:p text:style-name="P25">有機率，從 越痛苦 生越多，變成 越些微幸福 生越多。</text:p>
                            </text:list-item>
                          </text:list>
                        </text:list-item>
                        <text:list-item>
                          <text:p text:style-name="P27">痛苦、幸福 相依於 個體的 時空背景、知識、常識、認知、投影世界觀、共識。</text:p>
                          <text:list>
                            <text:list-item>
                              <text:p text:style-name="P27">明顯例子。</text:p>
                              <text:list>
                                <text:list-item>
                                  <text:p text:style-name="P27">假定，第一個個體 生存、生活 在 <text:span text:style-name="T9">食物很多、資源豐富、空間廣闊 的 環境</text:span>。</text:p>
                                </text:list-item>
                                <text:list-item>
                                  <text:p text:style-name="P28">假定，第二個個體 生存、生活 在 <text:span text:style-name="T9">食物很少、資源苛刻、空間狹窄 的 環境</text:span>。</text:p>
                                </text:list-item>
                                <text:list-item>
                                  <text:p text:style-name="P27">假定，第一個個體、第二個個體 的 知識、常識、認知、投影世界觀 相同。</text:p>
                                </text:list-item>
                                <text:list-item>
                                  <text:p text:style-name="P27">第一個個體 有機率認定，該環境 是 幸福環境。</text:p>
                                  <text:list>
                                    <text:list-item>
                                      <text:p text:style-name="P27">第一個個體 有機率認定，自己的 肉體、意識 極端幸福。</text:p>
                                    </text:list-item>
                                    <text:list-item>
                                      <text:p text:style-name="P29">第一個個體 有機率 正出生。</text:p>
                                      <text:list>
                                        <text:list-item>
                                          <text:p text:style-name="P29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">第二個個體 有機率認定，該環境 是 痛苦環境。</text:p>
                                  <text:list>
                                    <text:list-item>
                                      <text:p text:style-name="P29">第二個個體 有機率認定，自己的 肉體、意識 極端痛苦。</text:p>
                                    </text:list-item>
                                    <text:list-item>
                                      <text:p text:style-name="P29">第二個個體 有機率 反出生。</text:p>
                                      <text:list>
                                        <text:list-item>
                                          <text:p text:style-name="P29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">明顯例子，假定，第一個個體、第二個個體 經歷、環境、時空背景 相同。</text:p>
                              <text:list>
                                <text:list-item>
                                  <text:p text:style-name="P30">假定，第一個個體、第二個個體 的 知識、常識、認知、投影世界觀 不同。</text:p>
                                  <text:list>
                                    <text:list-item>
                                      <text:p text:style-name="P17">假定，第一個個體 是 無神論個體。</text:p>
                                    </text:list-item>
                                    <text:list-item>
                                      <text:p text:style-name="P17">假定，第二個個體 是 有神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17">假定，第一個個體、第二個個體的 肉體、意識<text:span text:style-name="T6">(都)</text:span>在 體驗、承受 極端痛苦。</text:p>
                                </text:list-item>
                                <text:list-item>
                                  <text:p text:style-name="P17">第一個個體 有機率認定，該痛苦是 外在環<text:span text:style-name="T6">境(存在、變化 產生</text:span><text:span text:style-name="T8">)</text:span>的 自然現象。</text:p>
                                  <text:list>
                                    <text:list-item>
                                      <text:p text:style-name="P31">第一個個體 有機率認定，自己的 肉體、意識 極端痛苦。</text:p>
                                    </text:list-item>
                                    <text:list-item>
                                      <text:p text:style-name="P32">第一個個體 有機率認定，該環境 是 痛苦環境。</text:p>
                                    </text:list-item>
                                    <text:list-item>
                                      <text:p text:style-name="P17">第一個個體 有機率 反出生。</text:p>
                                      <text:list>
                                        <text:list-item>
                                          <text:p text:style-name="P17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">第二個個體 有機率認定，該痛苦 是 神 賦予的 試煉。</text:p>
                                  <text:list>
                                    <text:list-item>
                                      <text:p text:style-name="P33">第二個個體 有機率認定，自己的 肉體、意識 極端幸福。</text:p>
                                      <text:list>
                                        <text:list-item>
                                          <text:p text:style-name="P34">第二個個體 有機率認定，自己 受到 神的 重視、正視，才有 該試煉。</text:p>
                                        </text:list-item>
                                        <text:list-item>
                                          <text:p text:style-name="P34">第二個個體 有機率認定，該痛苦 是 神的 祝福。</text:p>
                                        </text:list-item>
                                        <text:list-item>
                                          <text:p text:style-name="P35">原因很明顯，第二個個體 有機率把 該痛苦 賦予意義。</text:p>
                                          <text:list>
                                            <text:list-item>
                                              <text:p text:style-name="P36">第二個個體 有機率認定，該痛苦 有意義、有目的。</text:p>
                                            </text:list-item>
                                            <text:list-item>
                                              <text:p text:style-name="P36">第二個個體 有機率認定，該痛苦的 意義、本質 是 源自於 神。</text:p>
                                            </text:list-item>
                                            <text:list-item>
                                              <text:p text:style-name="P37">第二個個體 有機率認定，該痛苦的 意義、本質 是 跟神有關。</text:p>
                                            </text:list-item>
                                            <text:list-item>
                                              <text:p text:style-name="P37">第二個個體 有機率認定，該痛苦的 意義、本質 是 神 所賦予。</text:p>
                                            </text:list-item>
                                            <text:list-item>
                                              <text:p text:style-name="P38">第二個個體 有機率認定，該痛苦的 意義、本質 是 神的重視。</text:p>
                                            </text:list-item>
                                            <text:list-item>
                                              <text:p text:style-name="P39">第二個個體 有機率認定，該痛苦的 意義、現象 是 神賦予的試煉。</text:p>
                                            </text:list-item>
                                            <text:list-item>
                                              <text:p text:style-name="P39">第二個個體 有機率認定，該痛苦的 意義、現象 是 神正在祝福。</text:p>
                                            </text:list-item>
                                            <text:list-item>
                                              <text:p text:style-name="P40">第二個個體 有機率認定，該痛苦的 意義、目的 是 神要祝福。</text:p>
                                            </text:list-item>
                                            <text:list-item>
                                              <text:p text:style-name="P40">第二個個體 有機率沒有 看過、感測過（第二個個體 認定的）神。</text:p>
                                            </text:list-item>
                                            <text:list-item>
                                              <text:p text:style-name="P41">（第二個個體 認定的）神 有機率沒有出現在 第二個個體 面前。</text:p>
                                            </text:list-item>
                                            <text:list-item>
                                              <text:p text:style-name="P41">第二個個體 有機率假想，該痛苦、<text:span text:style-name="T6">該</text:span>祝福 之間的 關聯性。</text:p>
                                            </text:list-item>
                                            <text:list-item>
                                              <text:p text:style-name="P40">明顯例子，史金納箱的 鴿子，認定<text:span text:style-name="T6">(讓自己)</text:span>跳舞 有意義、有目的。</text:p>
                                            </text:list-item>
                                            <text:list-item>
                                              <text:p text:style-name="P42">明顯例子，史金納箱的 鴿子 有機率假想 跳舞、食物 之間的關聯。</text:p>
                                            </text:list-item>
                                            <text:list-item>
                                              <text:p text:style-name="P43">明顯例子，史金納箱的 鴿子 有機率假想（讓 自己）跳舞、（當下沒有的、還沒出現的、永遠不會出現的）食物 之間的 關聯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第二個個體 有機率認定，該環境 是 幸福環境。</text:p>
                                    </text:list-item>
                                    <text:list-item>
                                      <text:p text:style-name="P44">第二個個體 有機率 正出生。</text:p>
                                      <text:list>
                                        <text:list-item>
                                          <text:p text:style-name="P45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正出生、反出生 自動調節、自然調節。</text:p>
                      <text:list>
                        <text:list-item>
                          <text:p text:style-name="P46">正出生、反出生 自動調節、自然調節 物種的 個體數量、個體產生時間、個體未來。</text:p>
                        </text:list-item>
                        <text:list-item>
                          <text:p text:style-name="P47">正出生、反出生 自動調節、自然調節 個體的 子代數量、子代產生時間、子代未來。</text:p>
                        </text:list-item>
                      </text:list>
                    </text:list-item>
                    <text:list-item>
                      <text:p text:style-name="P48">明顯例子，紅血球、人體 共生、交互作用。</text:p>
                      <text:list>
                        <text:list-item>
                          <text:p text:style-name="P49">紅血球 正常增生 →<text:span text:style-name="T10"> 人體 有機率 幸福、健康</text:span>。</text:p>
                        </text:list-item>
                        <text:list-item>
                          <text:p text:style-name="P49">明顯例子，紅血球 過多增生 →<text:span text:style-name="T10"> 人體 有機率 痛苦、不健康</text:span>。</text:p>
                        </text:list-item>
                        <text:list-item>
                          <text:p text:style-name="P49">明顯例子，紅血球 過少增生 →<text:span text:style-name="T10"> 人體 有機率 痛苦、不健康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遠離平均的個體</text:p>
          <text:list>
            <text:list-item>
              <text:p text:style-name="P49">明顯例子。</text:p>
              <text:list>
                <text:list-item>
                  <text:p text:style-name="P49">假定，某一特定個體 生存、生活 在 某一特定群體。</text:p>
                </text:list-item>
                <text:list-item>
                  <text:p text:style-name="P49">假定，該個體 有 某一特定能力。</text:p>
                </text:list-item>
                <text:list-item>
                  <text:p text:style-name="P49">該能力，該個體 越遠離 該群體的平均，該個體 有機率認定自己 越特別。</text:p>
                  <text:list>
                    <text:list-item>
                      <text:p text:style-name="P56">該個體的 該能力 越遠離 該群體的 該能力的 平均，該個體 有機率認定自己 越特別。</text:p>
                    </text:list-item>
                    <text:list-item>
                      <text:p text:style-name="P57">明顯例子，假定，該個體 越高於 該群體的平均。</text:p>
                      <text:list>
                        <text:list-item>
                          <text:p text:style-name="P58">該個體 有機率認定，自己 越高於、越優越於（低於 自己的）其他個體。</text:p>
                        </text:list-item>
                      </text:list>
                    </text:list-item>
                    <text:list-item>
                      <text:p text:style-name="P58">明顯例子，假定，該個體 越低於 該群體的平均。</text:p>
                      <text:list>
                        <text:list-item>
                          <text:p text:style-name="P58">該個體 有機率認定，自己 越低於、越不如於（高於 自己的）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59">該能力，該個體 越是 單一、一小群，該個體有機率認定自己 越特別、越異常、越萬中選一。</text:p>
                </text:list-item>
                <text:list-item>
                  <text:p text:style-name="P60">該能力，該個體 越是 一大群，該個體 有機率認定自己 越平凡、越正常、越可有可無。</text:p>
                </text:list-item>
              </text:list>
            </text:list-item>
            <text:list-item>
              <text:p text:style-name="P49">明顯例子，超能力者。</text:p>
              <text:list>
                <text:list-item>
                  <text:p text:style-name="P49">假定，單一、一小群 有 超能力。</text:p>
                </text:list-item>
                <text:list-item>
                  <text:p text:style-name="P49">假定，一大群 沒有 超能力。</text:p>
                </text:list-item>
                <text:list-item>
                  <text:p text:style-name="P49">假定，第一個個體、第二個個體 是 相同物種、同一個物種。</text:p>
                  <text:list>
                    <text:list-item>
                      <text:p text:style-name="P49">明顯例子，第一個個體、第二個個體 都是 人類個體。</text:p>
                    </text:list-item>
                  </text:list>
                </text:list-item>
                <text:list-item>
                  <text:p text:style-name="P49">假定，第一個個體 有 超能力。</text:p>
                </text:list-item>
                <text:list-item>
                  <text:p text:style-name="P49">假定，第二個個體 沒有 超能力。</text:p>
                </text:list-item>
                <text:list-item>
                  <text:p text:style-name="P49">第一個個體 有機率認定，第二個個體 不如自己、遠遠不如自己。</text:p>
                  <text:list>
                    <text:list-item>
                      <text:p text:style-name="P49">第一個個體 有機率認定，（第一個個體）自己 高於、優越於 第二個個體。</text:p>
                      <text:list>
                        <text:list-item>
                          <text:p text:style-name="P50">第一個個體 有機率認定，自己的 身分、地位、權力、權利、權限 高於 第二個個體。</text:p>
                        </text:list-item>
                        <text:list-item>
                          <text:p text:style-name="P51">第一個個體 有機率認定，自己的 身分、地位、權力、權利 應該要高於 第二個個體。</text:p>
                        </text:list-item>
                        <text:list-item>
                          <text:p text:style-name="P52">第一個個體 有機率讓，自己的 身分、地位、權力、權利、權限 高於 第二個個體。</text:p>
                        </text:list-item>
                        <text:list-item>
                          <text:p text:style-name="P51">第一個個體 有機率認定，自己的 身分、地位、權力 理所當然的 高於 第二個個體。</text:p>
                        </text:list-item>
                      </text:list>
                    </text:list-item>
                    <text:list-item>
                      <text:p text:style-name="P49">第一個個體 有機率認定，第二個個體 不是 同類、相同個體、同一個物種。</text:p>
                    </text:list-item>
                  </text:list>
                </text:list-item>
                <text:list-item>
                  <text:p text:style-name="P49">第一個個體 有機率認定 自己 凌駕於 法律、憲法、人權。</text:p>
                  <text:list>
                    <text:list-item>
                      <text:p text:style-name="P49">第一個個體 有機率認定，法律、憲法、人權 不會約束自己、無法約束自己。</text:p>
                    </text:list-item>
                    <text:list-item>
                      <text:p text:style-name="P49">第一個個體 有機率 監視、監聽、偷窺、竊聽、控制、遙控、攻擊、傷害 第二個個體。</text:p>
                      <text:list>
                        <text:list-item>
                          <text:p text:style-name="P49">第一個個體 有機率認定，第二個個體的 一舉一動 都在 自己的 掌握當中。</text:p>
                        </text:list-item>
                        <text:list-item>
                          <text:p text:style-name="P61">第一個個體 有機率認定，（第一個個體）自己 控制 第二個個體的 一舉一動。</text:p>
                        </text:list-item>
                      </text:list>
                    </text:list-item>
                    <text:list-item>
                      <text:p text:style-name="P61">第一個個體 有機率 奴役、家畜 第二個個體。</text:p>
                      <text:list>
                        <text:list-item>
                          <text:p text:style-name="P61">第二個個體 有機率 臣服、信仰、信念 第一個個體。</text:p>
                        </text:list-item>
                      </text:list>
                    </text:list-item>
                  </text:list>
                </text:list-item>
                <text:list-item>
                  <text:p text:style-name="P64">超能力 越強，該認定 有機率 越強、越明顯、越顯著、越根深蒂固、越被認定理所當然。</text:p>
                  <text:list>
                    <text:list-item>
                      <text:p text:style-name="P63">超能力勢 越大，該認定有機率 越強、越明顯、越顯著、越根深蒂固、越被認定理所當然。</text:p>
                    </text:list-item>
                  </text:list>
                </text:list-item>
              </text:list>
            </text:list-item>
            <text:list-item>
              <text:p text:style-name="P53">明顯例子，超能力者。</text:p>
              <text:list>
                <text:list-item>
                  <text:p text:style-name="P53">假定，一大群 有 超能力。</text:p>
                </text:list-item>
                <text:list-item>
                  <text:p text:style-name="P53">假定，單一、一小群 沒有 超能力。</text:p>
                </text:list-item>
                <text:list-item>
                  <text:p text:style-name="P53">假定，第一個個體、第二個個體 是 相同物種、同一個物種。</text:p>
                  <text:list>
                    <text:list-item>
                      <text:p text:style-name="P53">明顯例子，第一個個體、第二個個體 都是 人類個體。</text:p>
                    </text:list-item>
                  </text:list>
                </text:list-item>
                <text:list-item>
                  <text:p text:style-name="P53">假定，第一個個體 有 超能力。</text:p>
                </text:list-item>
                <text:list-item>
                  <text:p text:style-name="P53">假定，第二個個體 沒有 超能力。</text:p>
                </text:list-item>
                <text:list-item>
                  <text:p text:style-name="P53">第一個個體 有機率認定，自己 要幫助 第二個個體。</text:p>
                </text:list-item>
                <text:list-item>
                  <text:p text:style-name="P54">第一個個體 有機率認定，法律、憲法、人權 保障、保護 第二個個體。</text:p>
                </text:list-item>
                <text:list-item>
                  <text:p text:style-name="P55">超能力 越強，該認定 有機率 越強、越明顯、越顯著、越根深蒂固、越被認定理所當然。</text:p>
                </text:list-item>
                <text:list-item>
                  <text:p text:style-name="P55">一大群 <text:span text:style-name="T12">↔</text:span><text:span text:style-name="T11">（人類 認定的）正常人。</text:span></text:p>
                  <text:list>
                    <text:list-item>
                      <text:p text:style-name="P62">單一、一小群 <text:span text:style-name="T12">↔</text:span><text:span text:style-name="T11">（人類 認定的）病人、身障者、精神病患者</text:span>。</text:p>
                    </text:list-item>
                  </text:list>
                </text:list-item>
                <text:list-item>
                  <text:p text:style-name="P62">一大群 <text:span text:style-name="T12">↔</text:span><text:span text:style-name="T11"> 擁有 正常 權力、權利、權限 的 人。</text:span></text:p>
                  <text:list>
                    <text:list-item>
                      <text:p text:style-name="P65">單一、一小群 <text:span text:style-name="T12">↔</text:span><text:span text:style-name="T11"> 擁有 正常、異常 權力、權利、權限 的 人</text:span>。</text:p>
                      <text:list>
                        <text:list-item>
                          <text:p text:style-name="P65"><text:span text:style-name="T11">該異常 越多、越廣，</text:span>該認定 有機率 越強、越明顯、越顯著、越根深蒂固。</text:p>
                        </text:list-item>
                      </text:list>
                    </text:list-item>
                    <text:list-item>
                      <text:p text:style-name="P66">明顯例子。</text:p>
                      <text:list>
                        <text:list-item>
                          <text:p text:style-name="P66">國民 擁有 生命權、自由權。</text:p>
                        </text:list-item>
                        <text:list-item>
                          <text:p text:style-name="P66">國王 擁有 生命權、自由權、賦稅權、立法權、特赦權、任用官員權、發動戰爭權。</text:p>
                          <text:list>
                            <text:list-item>
                              <text:p text:style-name="P67">國王 有機率認定，自己 要幫助 國民。</text:p>
                              <text:list>
                                <text:list-item>
                                  <text:p text:style-name="P67">明顯例子，國王 有機率認定，國民 是 國家的 最小單位。</text:p>
                                  <text:list>
                                    <text:list-item>
                                      <text:p text:style-name="P67">國王 有機率認定，國民 越幸福、越健康，國家 越幸福、越興盛。</text:p>
                                    </text:list-item>
                                    <text:list-item>
                                      <text:p text:style-name="P68">國王 有機率認定，國民 越幸福、越健康，國民、國家 越共生、越共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7">國王 有機率認定，自己 不要幫助 國民。</text:p>
                              <text:list>
                                <text:list-item>
                                  <text:p text:style-name="P67">明顯例子，國王 有機率認定，國民 是 韭菜。</text:p>
                                  <text:list>
                                    <text:list-item>
                                      <text:p text:style-name="P67">國王 有機率認定，國民 越不幸福、越勞累，國王、領導層 越幸福。</text:p>
                                    </text:list-item>
                                    <text:list-item>
                                      <text:p text:style-name="P68">國王 有機率認定，國民 越不幸福、越勞累，國民 越不會反抗 國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4:05:06.184000000</dc:date>
    <meta:editing-duration>P17DT21H24M58S</meta:editing-duration>
    <meta:editing-cycles>16570</meta:editing-cycles>
    <meta:document-statistic meta:table-count="0" meta:image-count="0" meta:object-count="0" meta:page-count="1" meta:paragraph-count="161" meta:word-count="4041" meta:character-count="4676" meta:non-whitespace-character-count="4208"/>
  </office:meta>
</office:document-meta>
</file>